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DD000000BFAF80C94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1" draw:layer="layout" svg:width="18.449cm" svg:height="2.327cm" svg:x="0.997cm" svg:y="1.358cm" presentation:class="title" presentation:user-transformed="true">
          <draw:text-box>
            <text:p text:style-name="P2">Übung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de" style:country-asian="DE" style:font-style-asian="normal" style:font-weight-asian="normal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DE" style:font-style-asian="normal" style:font-weight-asian="normal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  <style:text-properties fo:font-size="18pt"/>
    </style:style>
    <style:style style:name="MT1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family-complex="Tahoma" style:font-family-generic-complex="swiss" style:font-pitch-complex="variable" style:font-size-complex="10pt" style:font-style-complex="normal" style:font-weight-complex="normal"/>
    </style:style>
    <style:style style:name="MT2" style:family="text">
      <style:text-properties fo:color="#000000" style:text-line-through-style="none" fo:font-family="Arial" fo:letter-spacing="normal" fo:font-style="normal" style:text-underline-style="none" fo:font-weight="normal" style:font-style-asian="normal" style:font-weight-asian="normal" style:font-family-complex="Tahoma" style:font-family-generic-complex="swiss" style:font-pitch-complex="variable" style:font-style-complex="normal" style:font-weight-complex="normal"/>
    </style:style>
    <style:style style:name="MT3" style:family="text">
      <style:text-properties fo:color="#ffffff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Tahoma" style:font-family-generic-complex="swiss" style:font-pitch-complex="variable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1"><text:date style:data-style-name="D1" text:date-value="2014-04-30">30.04.14</text:date></text:span><text:span text:style-name="MT1"> <text:s/>| <text:s/>Fachbereich BBBBB <text:s/>| <text:s/>Institut AAAA <text:s/>| <text:s/>Prof. TTTTTT <text:s/>| <text:s/></text:span><text:span text:style-name="MT1"><text:page-number>&lt;Nummer&gt;</text:page-number></text:span></text:p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2">Sublog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3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1"><text:date style:data-style-name="D1" text:date-value="2014-04-30">30.04.14</text:date></text:span><text:span text:style-name="MT1"> <text:s/>| <text:s/>HCS 2014 | Gruppe 122 <text:s/>| <text:s/></text:span><text:span text:style-name="MT1"><text:page-number>&lt;Nummer&gt;</text:page-number></text:span></text:p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4-30T22:42:23.80</dc:date>
    <meta:document-statistic meta:object-count="37"/>
    <meta:generator>LibreOffice/3.6$Windows_x86 LibreOffice_project/da8c1e6-fd468f4-454e206-f42a4a9-143cfd</meta:generator>
  </office:meta>
</office:document-meta>
</file>